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  <style:text-properties fo:language="ru" fo:country="RU"/>
    </style:style>
    <style:style style:name="P2" style:family="paragraph" style:parent-style-name="Heading_20_2">
      <style:paragraph-properties fo:line-height="150%"/>
    </style:style>
    <style:style style:name="P3" style:family="paragraph" style:parent-style-name="Heading_20_1">
      <style:paragraph-properties fo:line-height="150%"/>
    </style:style>
    <style:style style:name="P4" style:family="paragraph" style:parent-style-name="Heading_20_1">
      <style:paragraph-properties fo:line-height="150%" fo:break-before="page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language="ru" fo:country="RU" fo:font-weight="bold" style:font-weight-asian="bold" style:font-weight-complex="bold"/>
    </style:style>
    <style:style style:name="P8" style:family="paragraph" style:parent-style-name="Text_20_body">
      <style:paragraph-properties fo:line-height="150%"/>
      <style:text-properties fo:language="ru" fo:country="RU"/>
    </style:style>
    <style:style style:name="P9" style:family="paragraph" style:parent-style-name="Text_20_body">
      <style:paragraph-properties fo:line-height="150%"/>
      <style:text-properties fo:language="en" fo:country="US"/>
    </style:style>
    <style:style style:name="P10" style:family="paragraph" style:parent-style-name="Text_20_body">
      <style:paragraph-properties fo:line-height="150%"/>
    </style:style>
    <style:style style:name="P11" style:family="paragraph" style:parent-style-name="Text_20_body" style:list-style-name="L2">
      <style:paragraph-properties fo:line-height="150%"/>
    </style:style>
    <style:style style:name="P12" style:family="paragraph" style:parent-style-name="Text_20_body" style:list-style-name="L3">
      <style:paragraph-properties fo:line-height="150%"/>
    </style:style>
    <style:style style:name="P13" style:family="paragraph" style:parent-style-name="Table_20_Contents">
      <style:paragraph-properties fo:line-height="150%"/>
    </style:style>
    <style:style style:name="P14" style:family="paragraph">
      <style:paragraph-properties fo:line-height="150%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истема<text:span text:style-name="T1"> </text:span>учёта<text:span text:style-name="T1"> </text:span>результатов<text:span text:style-name="T1"> </text:span>измерений<text:span text:style-name="T1"> Miramis </text:span><text:span text:style-name="T2">версия </text:span><text:span text:style-name="T1">1.0</text:span></text:p>
      <text:p text:style-name="P7">Руководство программиста</text:p>
      <text:p text:style-name="P7"/>
      <text:h text:style-name="P4" text:outline-level="1">Термины и определения</text:h>
      <text:p text:style-name="P5">Программный комплекс - Система<text:span text:style-name="T1"> </text:span>учёта<text:span text:style-name="T1"> </text:span><text:span text:style-name="T2">и обработки </text:span>результатов<text:span text:style-name="T1"> </text:span>измерений</text:p>
      <text:p text:style-name="P10">Входной отчёт - файл отчёта, получаемый со стенда</text:p>
      <text:p text:style-name="P10">Выходной отчёт, отчётная форма — отчёт, формируемый программным комплексом</text:p>
      <text:p text:style-name="P10">Протокол — структура данных, включающая в себя: </text:p>
      <text:list xml:id="list4897977609842457345" text:style-name="L2">
        <text:list-item>
          <text:p text:style-name="P11">Название изделия (как правило, модель, децимальный номер и т. п.)</text:p>
        </text:list-item>
        <text:list-item>
          <text:p text:style-name="P11">Название теста — название программы, по которой тестируется изделие</text:p>
        </text:list-item>
        <text:list-item>
          <text:p text:style-name="P11">Наборы параметров выходных <text:span text:style-name="T2">отчётов </text:span></text:p>
        </text:list-item>
        <text:list-item>
          <text:p text:style-name="P11">Данные о процедурах — для каждой процедуры: </text:p>
          <text:list>
            <text:list-item>
              <text:p text:style-name="P11">Номер процедуры</text:p>
            </text:list-item>
            <text:list-item>
              <text:p text:style-name="P11">Название процедуры</text:p>
            </text:list-item>
            <text:list-item>
              <text:p text:style-name="P11">Требования к режиму измерения общие</text:p>
            </text:list-item>
            <text:list-item>
              <text:p text:style-name="P11">Требования к режиму измерения поканальные</text:p>
            </text:list-item>
            <text:list-item>
              <text:p text:style-name="P11">Нормы по ТУ общие </text:p>
            </text:list-item>
            <text:list-item>
              <text:p text:style-name="P11">Нормы по ТУ поканальные</text:p>
            </text:list-item>
            <text:list-item>
              <text:p text:style-name="P11">Условные обозначения измеряемых параметров общие</text:p>
            </text:list-item>
            <text:list-item>
              <text:p text:style-name="P11">Условные обозначения измеряемых параметров поканальные</text:p>
            </text:list-item>
          </text:list>
        </text:list-item>
      </text:list>
      <text:p text:style-name="P10">Результат — структура данных, включающая в себя следующие сведения: </text:p>
      <text:list xml:id="list1638713188919340029" text:style-name="L3">
        <text:list-item>
          <text:p text:style-name="P12">Название изделия</text:p>
        </text:list-item>
        <text:list-item>
          <text:p text:style-name="P12">Название теста</text:p>
        </text:list-item>
        <text:list-item>
          <text:p text:style-name="P12">Фамилия оператора</text:p>
        </text:list-item>
        <text:list-item>
          <text:p text:style-name="P12">Дата и время теста</text:p>
        </text:list-item>
        <text:list-item>
          <text:p text:style-name="P12">Номер изделия</text:p>
        </text:list-item>
        <text:list-item>
          <text:p text:style-name="P12">Номер партии</text:p>
        </text:list-item>
        <text:list-item>
          <text:p text:style-name="P12">Отметка о прохождении теста (прошёл — не прошёл)</text:p>
        </text:list-item>
        <text:list-item>
          <text:p text:style-name="P12">Результаты прохождения процедур тестирования, включающие в себя следующие <text:soft-page-break/>сведения:</text:p>
          <text:list>
            <text:list-item>
              <text:p text:style-name="P12">Номер процедуры</text:p>
            </text:list-item>
            <text:list-item>
              <text:p text:style-name="P12">Отметку о прохождении процедуры</text:p>
            </text:list-item>
            <text:list-item>
              <text:p text:style-name="P12">Результаты всех измерений</text:p>
            </text:list-item>
          </text:list>
        </text:list-item>
      </text:list>
      <text:h text:style-name="P3" text:outline-level="1">Состав системы</text:h>
      <text:p text:style-name="P10">Система состоит из нескольких частей, а именно: <text:span text:style-name="T1">PHP </text:span><text:span text:style-name="T2">и </text:span><text:span text:style-name="T1">python</text:span><text:span text:style-name="T2">-скриптов, выполняемых веб-сервером, </text:span><text:span text:style-name="T1">js</text:span><text:span text:style-name="T2">-файлов, используемых данными скриптами </text:span><text:span text:style-name="T1">python-</text:span><text:span text:style-name="T2">скрипта групповой загрузки отчётов из папки, запускаемой по </text:span><text:span text:style-name="T1">cron </text:span><text:span text:style-name="T2">и базой данных </text:span><text:span text:style-name="T1">MySQL </text:span><text:span text:style-name="T2">с тремя таблицами, </text:span><text:span text:style-name="T1">css-</text:span><text:span text:style-name="T2">файла </text:span><text:span text:style-name="T1">main.css</text:span></text:p>
      <text:h text:style-name="P2" text:outline-level="2">PHP – <text:span text:style-name="T2">часть </text:span></text:h>
      <text:p text:style-name="P10"><text:span text:style-name="T2">Файлы размещаются в папке </text:span><text:span text:style-name="T1">MiramisPHP. </text:span></text:p>
      <text:p text:style-name="P8">Состав следующий:</text:p>
      <text:p text:style-name="P9">dbconnect.php – <text:span text:style-name="T2">содержит функции для подключения к базе данных и параметры подключения</text:span></text:p>
      <text:p text:style-name="P9">htmlgeneral.php – <text:span text:style-name="T2">содержит общие функции для формирования </text:span>html-<text:span text:style-name="T2">страниц</text:span></text:p>
      <text:p text:style-name="P9">index.php – <text:span text:style-name="T2">главная страница</text:span></text:p>
      <text:p text:style-name="P9">protocols.php – <text:span text:style-name="T2">страница обзора имеющихся в системе протоколов</text:span></text:p>
      <text:p text:style-name="P9">results.php – <text:span text:style-name="T2">страница обзора имеющихся в системе результатов</text:span></text:p>
      <text:p text:style-name="P9"><text:span text:style-name="T2"/></text:p>
      <text:h text:style-name="P2" text:outline-level="2">Python – <text:span text:style-name="T2">часть </text:span></text:h>
      <text:p text:style-name="P13">FR_makereports.py — создание групповых отчётов и вывод их в формате <text:span text:style-name="T1">html</text:span></text:p>
      <text:p text:style-name="P13"><text:bookmark text:name="812e07f7eded633c18239565f36bb10e-fb448563e6fc1fda06c6511f1fc1ee4689de85d3"/>FR_oneresultedit.py — не используется</text:p>
      <text:p text:style-name="P13"><text:bookmark text:name="1c51920b188671083f2ec91ff3f5a101-e79c489ab66e4aab54c2e60d3c8fe307525b2214"/>FR_resultedit.py - создание формы по <text:s/>редакции одного результата и сохранение редактированных данных</text:p>
      <text:p text:style-name="P13"><text:bookmark text:name="fa3c1f52d0aa4c2ce8fc5f007a82a9ec-51e5f896b6d52bea08db9463fd380b4369f3ede9"/>FRprotocolAdd.py — добавление протокола в систему</text:p>
      <text:p text:style-name="P13"><text:bookmark text:name="364a2d2b91da4789d0ef999b500a5b60-4a8359ae8468b05312eaa3f6f6d1812bf0edf075"/>FrprotocolViewEdit.py — просмотр и редактирование одного протокола </text:p>
      <text:p text:style-name="P13"><text:bookmark text:name="1cc020c62aa118bca76e449b84eb0196-df31b6c4e4b1944b93b840f7b53b1a819fd13d7b"/>Frtestedit.py — редактирование одного испытания в протоколе</text:p>
      <text:p text:style-name="P13"><text:bookmark text:name="50fd43e84411100248a35e13c1268c09-830c1d558f50077ad629ab8e4f193e94b584ce52"/>backend_manageProtocols.py — сервисные функции по работе с протоколами в базе данных </text:p>
      <text:p text:style-name="P13"><text:soft-page-break/></text:p>
      <text:p text:style-name="P13">addTestToProtocol (idprotocol, procd, desiredid=None) #Добавить испытание в протокол</text:p>
      <text:p text:style-name="P13"><text:s text:c="4"/>@idprotocol - айди протокола в базе</text:p>
      <text:p text:style-name="P13"><text:s text:c="4"/>@procd: Procedures, которую добавляем</text:p>
      <text:p text:style-name="P13">delTestFromProtocol(idprotocol, idtest): Удаляет испытание из протокола, idprotocol - айди протокола, idtest - айди испытания</text:p>
      <text:p text:style-name="P13"><text:s text:c="4"/>@idprotocol - айди протокола</text:p>
      <text:p text:style-name="P13"><text:s text:c="4"/>@idtest - айди испытания</text:p>
      <text:p text:style-name="P13">writeProtocolToDatabase(protocol, idprotocol=None): Записать протокол в базу данных</text:p>
      <text:p text:style-name="P13"><text:s text:c="4"/>@protocol - объект протокола</text:p>
      <text:p text:style-name="P13"><text:s text:c="4"/>@idprotocol - если задано, то пишет на этот айди. Если таковой айди имеется в базе данных, то проиcходит обязательная перезапись</text:p>
      <text:p text:style-name="P13"><text:s text:c="4"/>getProtocolFromDatabase(id) Получить протокол из базы данных</text:p>
      <text:p text:style-name="P13"><text:s text:c="4"/>@id: айди в базе данных</text:p>
      <text:p text:style-name="P13"><text:s text:c="4"/>getTestFromProtocol (idprotocol, idtest) Возвращает объект испытания</text:p>
      <text:p text:style-name="P13"><text:s text:c="4"/>@idprotocol - айди протокола</text:p>
      <text:p text:style-name="P13"><text:s text:c="4"/>@idtest - айди испытания</text:p>
      <text:p text:style-name="P13"/>
      <text:p text:style-name="P13"><text:s text:c="4"/>getProtocolFromDatabaseParams (ProductName, TestName):</text:p>
      <text:p text:style-name="P13"><text:s text:c="4"/>Получить протокол из базы данных</text:p>
      <text:p text:style-name="P13"><text:s text:c="4"/>@ProductName - имя продукта</text:p>
      <text:p text:style-name="P13"><text:s text:c="4"/>@TestName - имя теста</text:p>
      <text:p text:style-name="P13"/>
      <text:p text:style-name="P13"><text:bookmark text:name="9314dbd5d4aad0bf489261bbc1a25f28-65391c5a48fcfd95ea0d5506abcedb6c1bd14565"/>backend_manageResults.py - сервисные функции по работе с результатами в базе данных </text:p>
      <text:p text:style-name="P13"/>
      <text:p text:style-name="P13"><text:s text:c="4"/>writeResultToDatabase(result, idresult=None): Записать результат в базу данных</text:p>
      <text:p text:style-name="P13"><text:s text:c="4"/>@result - объект результата</text:p>
      <text:p text:style-name="P13"><text:s text:c="4"/>@idresult - если задано, то пишет на этот айди. Если таковой айди имеется в базе данных, то проиcходит обязательная перезапись</text:p>
      <text:p text:style-name="P13"/>
      <text:p text:style-name="P13"><text:s text:c="4"/>getResultFromDatabase(id) Получить результат из базы данных</text:p>
      <text:p text:style-name="P13"><text:s text:c="4"/>@id: айди в базе данных</text:p>
      <text:p text:style-name="P13"/>
      <text:p text:style-name="P13"><text:bookmark text:name="c5ce39b1494b1594ba8083d8ba7b1e71-eca14a48d0c46eb9f0cce6dbb12c3b195263ae6c"/>classes.py — объектная структура, используемая в <text:span text:style-name="T1">python</text:span><text:span text:style-name="T2">-скриптах</text:span></text:p>
      <text:p text:style-name="P13"><text:bookmark text:name="b126f6c4383ac94d2321131e7691d9ef-fd581b48ca79f2e2862444d934e1743f0b375663"/>htmlgeneralfunctions.py </text:p>
      <text:p text:style-name="P13"><text:bookmark text:name="b5329d6a474a84bca21d39c6926aa1cb-c0308b60ee9c9e925df5111326803970805652fe"/><text:soft-page-break/>inreportupload.py </text:p>
      <text:p text:style-name="P13"><text:bookmark text:name="4732ca08f0b19ef10e4890c865c42958-5032e6a440e72e1203909383175fb826799be6e4"/>makereports.py </text:p>
      <text:p text:style-name="P13"><text:bookmark text:name="fc93bbca828490ee88df9739206b7d39-4634371945ecc188d3a1c624a684797c97b2e3cc"/>mydbconnect.py </text:p>
      <text:p text:style-name="P13"><text:bookmark text:name="dc0edd7d8f8a7eecabec83fa732f4fd3-7de89aa781dd95766bd4abd54725034c69989da5"/>parsers.py </text:p>
      <text:p text:style-name="P13"><text:bookmark text:name="e18ff9781d515e5d867f7d49d758d700-6e4441d84242df43ceb7f272d49f94ce2996942c"/>protocolsView.py </text:p>
      <text:p text:style-name="P13"><text:bookmark text:name="83465201dfb3e434079700e79ae012a8-91ee5c1b5cb2788ddc597bfd5fb1446b8ba0487b"/>protocolvieweditout.html </text:p>
      <text:p><text:span text:style-name="T2">res_groupadd.py </text:span></text:p>
      <text:h text:style-name="P2" text:outline-level="2">JavaScript - <text:span text:style-name="T2">часть</text:span></text:h>
      <text:h text:style-name="P1" text:outline-level="2">База данных</text:h>
      <text:h text:style-name="P2" text:outline-level="2">CSS</text:h>
      <text:h text:style-name="P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2:40:28.36</meta:creation-date>
    <meta:generator>OpenOffice.org/3.4.1$Win32 OpenOffice.org_project/341m1$Build-9593</meta:generator>
    <dc:date>2014-09-26T17:04:53.85</dc:date>
    <meta:editing-duration>PT19M9S</meta:editing-duration>
    <meta:editing-cycles>27</meta:editing-cycles>
    <meta:document-statistic meta:table-count="0" meta:image-count="0" meta:object-count="0" meta:page-count="5" meta:paragraph-count="85" meta:word-count="512" meta:character-count="3950"/>
  </office:meta>
</office:document-meta>
</file>